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 donkey</text:p>
      <text:p text:style-name="P1"/>
      <text:p text:style-name="P1">C = I don't want too go work too day</text:p>
      <text:p text:style-name="P1"/>
      <text:p text:style-name="P1">M = you are gust like are daughter can I skip school </text:p>
      <text:p text:style-name="P1"/>
      <text:p text:style-name="P1">C = maybe <text:s/>that hypnotizing thing still works [snap]</text:p>
      <text:p text:style-name="P1"/>
      <text:p text:style-name="P1">[Maren falls to the ground]</text:p>
      <text:p text:style-name="P1"/>
      <text:p text:style-name="P1">C = it is quite then well ever</text:p>
      <text:p text:style-name="P1"/>
      <text:p text:style-name="P1">E = hay dad do you know ware mom is</text:p>
      <text:p text:style-name="P1"/>
      <text:p text:style-name="P1">[points down]</text:p>
      <text:p text:style-name="P1"/>
      <text:p text:style-name="P1">E = yikes, well that means no school</text:p>
      <text:p text:style-name="P1"/>
      <text:p text:style-name="P1">M = <text:s/>no no no I was not hypnotize</text:p>
      <text:p text:style-name="P1"/>
      <text:p text:style-name="P1">[snap]</text:p>
      <text:p text:style-name="P1"/>
      <text:p text:style-name="P1">C = but I agree with your mom [snap] go to school</text:p>
      <text:p text:style-name="P1"/>
      <text:p text:style-name="P1">E = but mom </text:p>
      <text:p text:style-name="P1"/>
      <text:p text:style-name="P1">M = Elle</text:p>
      <text:p text:style-name="P1"/>
      <text:p text:style-name="P1">E = aww you guys are the worse</text:p>
      <text:p text:style-name="P1"><text:s/></text:p>
      <text:p text:style-name="P1">M = by Elle</text:p>
      <text:p text:style-name="P1"/>
      <text:p text:style-name="P1">C = I'm glad that is down</text:p>
      <text:p text:style-name="P1"/>
      <text:p text:style-name="P1">M = Ya now git up</text:p>
      <text:p text:style-name="P1"/>
      <text:p text:style-name="P1">C = no</text:p>
      <text:p text:style-name="P1"/>
      <text:p text:style-name="P1">M = remember we have that git that pet</text:p>
      <text:p text:style-name="P1"/>
      <text:p text:style-name="P1">C = ooh what if you do that and I watch the cubs game</text:p>
      <text:p text:style-name="P1"/>
      <text:p text:style-name="P1">M = what if I do that and you come with</text:p>
      <text:p text:style-name="P1"/>
      <text:p text:style-name="P1">C = I like my way better</text:p>
      <text:p text:style-name="P1"/>
      <text:p text:style-name="P1">[wispier in to ear]</text:p>
      <text:p text:style-name="P1"/>
      <text:p text:style-name="P1">C= ok let go</text:p>
      <text:p text:style-name="P1"/>
      <text:p text:style-name="P1">M= that is what I thought</text:p>
      <text:p text:style-name="P1"/>
      <text:p text:style-name="P1"><text:s/>[walking]</text:p>
      <text:p text:style-name="P1"/>
      <text:p text:style-name="P1"><text:s/>C = Are you shear getting a mini donkey was the right choose</text:p>
      <text:p text:style-name="P1"/>
      <text:p text:style-name="P1">L = hee how </text:p>
      <text:p text:style-name="P1"/>
      <text:p text:style-name="P1"><text:soft-page-break/>M = yes </text:p>
      <text:p text:style-name="P1"/>
      <text:p text:style-name="P1">C = what do git ween you cross a donkey and roast beef Rose donkey</text:p>
      <text:p text:style-name="P1"/>
      <text:p text:style-name="P1">M = language </text:p>
      <text:p text:style-name="P1"/>
      <text:p text:style-name="P1">C = sorry put donkey dose not have feelings</text:p>
      <text:p text:style-name="P1"><text:s/></text:p>
      <text:p text:style-name="P1">{ slap}</text:p>
      <text:p text:style-name="P1"/>
      <text:p text:style-name="P1">C = maybe it dose</text:p>
      <text:p text:style-name="P1"/>
      <text:p text:style-name="P1"><text:s/>M= Hide </text:p>
      <text:p text:style-name="P1"/>
      <text:p text:style-name="P1">E = Mom I am home</text:p>
      <text:p text:style-name="P1"/>
      <text:p text:style-name="P1"><text:s/>M = here is a donkey </text:p>
      <text:p text:style-name="P1"/>
      <text:p text:style-name="P1">E = ohh a donkey thank you so much</text:p>
      <text:p text:style-name="P1"/>
      <text:p text:style-name="P1">C = ya now go to bed</text:p>
      <text:p text:style-name="P1"/>
      <text:p text:style-name="P1"><text:s/>E = Fine</text:p>
      <text:p text:style-name="P1"/>
      <text:p text:style-name="P1">G = come on Mini </text:p>
      <text:p text:style-name="P1"/>
      <text:p text:style-name="P1">L = ok </text:p>
      <text:p text:style-name="P1"/>
      <text:p text:style-name="P1">G = where should we find today</text:p>
      <text:p text:style-name="P1"/>
      <text:p text:style-name="P1">L = well there is the temple of amulets</text:p>
      <text:p text:style-name="P1"><text:s/></text:p>
      <text:p text:style-name="P1">G = o we should find the purple amulet</text:p>
      <text:p text:style-name="P1"/>
      <text:p text:style-name="P1">L = yes let go</text:p>
      <text:p text:style-name="P1"/>
      <text:p text:style-name="P1">G = there it is right there </text:p>
      <text:p text:style-name="P1"/>
      <text:p text:style-name="P1">L = the temple of amulets</text:p>
      <text:p text:style-name="P1"/>
      <text:p text:style-name="P1"><text:s/>G <text:s/>= aww water</text:p>
      <text:p text:style-name="P1"/>
      <text:p text:style-name="P1">L = git n my back</text:p>
      <text:p text:style-name="P1"/>
      <text:p text:style-name="P1">[ gits on ] <text:s/></text:p>
      <text:p text:style-name="P1"/>
      <text:p text:style-name="P1">L = you can git off now </text:p>
      <text:p text:style-name="P1"/>
      <text:p text:style-name="P1">G = No I am good</text:p>
      <text:p text:style-name="P1"/>
      <text:p text:style-name="P1">[ though off]</text:p>
      <text:p text:style-name="P1"/>
      <text:p text:style-name="P1">G = or I can git off now</text:p>
      <text:p text:style-name="P1"/>
      <text:p text:style-name="P1"><text:s/>L = o this door must have only one key where can it be </text:p>
      <text:p text:style-name="P1"/>
      <text:p text:style-name="P1">G = or we can open it like regular animal</text:p>
      <text:p text:style-name="P1"/>
      <text:p text:style-name="P1"><text:soft-page-break/>L = there it is the purple amulet</text:p>
      <text:p text:style-name="P1"/>
      <text:p text:style-name="P1">G = I am more of a pink </text:p>
      <text:p text:style-name="P1"/>
      <text:p text:style-name="P1">L = Do rub it press a bitten or some thing</text:p>
      <text:p text:style-name="P1"/>
      <text:p text:style-name="P1">M <text:s/>= aw it is good two be back </text:p>
      <text:p text:style-name="P1"/>
      <text:p text:style-name="P1">L = do I know you </text:p>
      <text:p text:style-name="P1"/>
      <text:p text:style-name="P1">M = aw you must of ben the little donkey how let me out </text:p>
      <text:p text:style-name="P1"><text:s/></text:p>
      <text:p text:style-name="P1"><text:s/>L = first of all I am not little I am mini donkey</text:p>
      <text:p text:style-name="P1"/>
      <text:p text:style-name="P1">M = ok give me that amulet <text:s/>so I can destroy it</text:p>
      <text:p text:style-name="P1"/>
      <text:p text:style-name="P1">G = wye </text:p>
      <text:p text:style-name="P1"/>
      <text:p text:style-name="P1">M = so ween a evil prices like me comes out of a amulet Like that you have to destroy it so I can not go back</text:p>
      <text:p text:style-name="P1"/>
      <text:p text:style-name="P1">L = how if you stop you</text:p>
      <text:p text:style-name="P1"/>
      <text:p text:style-name="P1">M = here is how you can't <text:s/>git to me Boom boom hand cuffs when you back out bye bye</text:p>
      <text:p text:style-name="P1"/>
      <text:p text:style-name="P1">M = yay and a norther thing you can thank my sister of being a molter</text:p>
      <text:p text:style-name="P1"/>
      <text:p text:style-name="P1">g = I can't believe we are poisoner forever</text:p>
      <text:p text:style-name="P1"/>
      <text:p text:style-name="P1">L = keep it together</text:p>
      <text:p text:style-name="P1"/>
      <text:p text:style-name="P1">G = Ok</text:p>
      <text:p text:style-name="P1"/>
      <text:p text:style-name="P1">L = I got it gust back out</text:p>
      <text:p text:style-name="P1"/>
      <text:p text:style-name="P1">G = wake up sell the evil boom boom hand cuffs</text:p>
      <text:p text:style-name="P1"/>
      <text:p text:style-name="P1">L = no it will work</text:p>
      <text:p text:style-name="P1"/>
      <text:p text:style-name="P1">G = yes I never <text:s/>doted you</text:p>
      <text:p text:style-name="P1"/>
      <text:p text:style-name="P1">L = yes <text:s/>you did </text:p>
      <text:p text:style-name="P1"/>
      <text:p text:style-name="P1">G = beep boom o look I have a She is attacking The world</text:p>
      <text:p text:style-name="P1"/>
      <text:p text:style-name="P1">L = run</text:p>
      <text:p text:style-name="P1"/>
      <text:p text:style-name="P1">G = aww water</text:p>
      <text:p text:style-name="P1"/>
      <text:p text:style-name="P1">L = just <text:s text:c="2"/>git in</text:p>
      <text:p text:style-name="P1"/>
      <text:p text:style-name="P1">G = just git in </text:p>
      <text:p text:style-name="P1"/>
      <text:p text:style-name="P1">{ Grace little steps } </text:p>
      <text:p text:style-name="P1"/>
      <text:p text:style-name="P1">G = aw aw aw aw aw aw</text:p>
      <text:p text:style-name="P1"/>
      <text:p text:style-name="P1">[ liam pushes her in ]</text:p>
      <text:p text:style-name="P1"/>
      <text:p text:style-name="P1"><text:soft-page-break/>G = And one more awwww!</text:p>
      <text:p text:style-name="P1"/>
      <text:p text:style-name="P1">L = hey she is over there</text:p>
      <text:p text:style-name="P1"/>
      <text:p text:style-name="P1">G = can you help me up</text:p>
      <text:p text:style-name="P1"/>
      <text:p text:style-name="P1">{ still running } </text:p>
      <text:p text:style-name="P1"/>
      <text:p text:style-name="P1">G = no! </text:p>
      <text:p text:style-name="P1"/>
      <text:p text:style-name="P1">L = stop there which of troll Oreg </text:p>
      <text:p text:style-name="P1"/>
      <text:p text:style-name="P1">M = I like two known as <text:s/>the very very bad witch </text:p>
      <text:p text:style-name="P1"/>
      <text:p text:style-name="P1">L = isn’t that a witch </text:p>
      <text:p text:style-name="P1"/>
      <text:p text:style-name="P1">M = no it is now as the the very bad witch</text:p>
      <text:p text:style-name="P1"/>
      <text:p text:style-name="P1">{ mumble}<text:line-break/></text:p>
      <text:p text:style-name="P1">L = thats git back to it </text:p>
      <text:p text:style-name="P1"/>
      <text:p text:style-name="P1">M = well you could of said it two min ago </text:p>
      <text:p text:style-name="P1"/>
      <text:p text:style-name="P1">L = I was about two</text:p>
      <text:p text:style-name="P1"/>
      <text:p text:style-name="P1">M = ok theta do it</text:p>
      <text:p text:style-name="P1"/>
      <text:p text:style-name="P1">L = Hand over that amulet </text:p>
      <text:p text:style-name="P1"/>
      <text:p text:style-name="P1">M = never that place is flat and cold dark prison I waited for 12000 years to git out and finally I did</text:p>
      <text:p text:style-name="P1"/>
      <text:p text:style-name="P1">L = Give me it </text:p>
      <text:p text:style-name="P1"/>
      <text:p text:style-name="P1">M = never</text:p>
      <text:p text:style-name="P1"/>
      <text:p text:style-name="P1">L = ah </text:p>
      <text:p text:style-name="P1"/>
      <text:p text:style-name="P1">M = wow <text:s/>wow wow</text:p>
      <text:p text:style-name="P1"/>
      <text:p text:style-name="P1">{ cashes maren }</text:p>
      <text:p text:style-name="P1"/>
      <text:p text:style-name="P1">{ MAREN falls <text:s/>and drops the amulet]</text:p>
      <text:p text:style-name="P1"/>
      <text:p text:style-name="P1">M = no </text:p>
      <text:p text:style-name="P1"/>
      <text:p text:style-name="P1">L = yes </text:p>
      <text:p text:style-name="P1"/>
      <text:p text:style-name="P1">M = stop give me the amulet I will give you world demodulate <text:s/>your on galiziy </text:p>
      <text:p text:style-name="P1"/>
      <text:p text:style-name="P1">L = even if you wold Give me my one Galizy I would never trade it for Any thing</text:p>
      <text:p text:style-name="P1"/>
      <text:p text:style-name="P1">M = you don't understand it you will be king and you will never ever die</text:p>
      <text:p text:style-name="P1"/>
      <text:p text:style-name="P1">{ <text:s/>thinks }</text:p>
      <text:p text:style-name="P1"/>
      <text:p text:style-name="P1"><text:s/>M = Come on join me mini donkey just give me the amulet</text:p>
      <text:p text:style-name="P1"/>
      <text:p text:style-name="P1"><text:soft-page-break/>{ thinks for 3 sentences }</text:p>
      <text:p text:style-name="P1"/>
      <text:p text:style-name="P1">L = no. <text:s/>how do I send you back</text:p>
      <text:p text:style-name="P1"/>
      <text:p text:style-name="P1">M = never</text:p>
      <text:p text:style-name="P1"/>
      <text:p text:style-name="P1">L = <text:s/>hey what dose this button do</text:p>
      <text:p text:style-name="P1"/>
      <text:p text:style-name="P1">M = no don’t touch that</text:p>
      <text:p text:style-name="P1"/>
      <text:p text:style-name="P1">L = what</text:p>
      <text:p text:style-name="P1"/>
      <text:p text:style-name="P1">M = what is happening I am going back to that prison I will have my revenge mini donkey</text:p>
      <text:p text:style-name="P1"/>
      <text:p text:style-name="P1">L = but not today</text:p>
      <text:p text:style-name="P1"/>
      <text:p text:style-name="P1">M = No !</text:p>
      <text:p text:style-name="P1"/>
      <text:p text:style-name="P1"><text:s/>L = I better git back home </text:p>
      <text:p text:style-name="P1"/>
      <text:p text:style-name="P1"><text:s/>L <text:s/>= Hey where is that cat </text:p>
      <text:p text:style-name="P1"/>
      <text:p text:style-name="P1">G hello help me I am a cat in water mini donkey git back here</text:p>
      <text:p text:style-name="P1"/>
      <text:p text:style-name="P1"/>
      <text:p text:style-name="P1"/>
      <text:p text:style-name="P1"/>
      <text:p text:style-name="P1"><text:s/>The 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><text:s/></text:p>
      <text:p text:style-name="P1"/>
      <text:p text:style-name="P1"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hany Kinsella</meta:initial-creator>
    <meta:creation-date>2016-08-30T19:31:11</meta:creation-date>
    <dc:date>2016-09-07T19:29:17</dc:date>
    <meta:editing-duration>PT3H2M46S</meta:editing-duration>
    <meta:editing-cycles>7</meta:editing-cycles>
    <meta:generator>LibreOffice/3.4$Unix LibreOffice_project/340m1$Build-502</meta:generator>
    <meta:print-date>2016-09-07T19:24:04</meta:print-date>
    <meta:document-statistic meta:table-count="0" meta:image-count="0" meta:object-count="0" meta:page-count="5" meta:paragraph-count="136" meta:word-count="957" meta:character-count="3710" meta:non-whitespace-character-count="2805"/>
  </office:meta>
</office:document-meta>
</file>